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text-properties fo:font-style="italic" style:font-style-asian="italic" style:font-style-complex="italic"/>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P5" style:parent-style-name="Normal" style:family="paragraph">
      <style:text-properties fo:font-weight="bold" style:font-weight-asian="bold" style:font-weight-complex="bold"/>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P15" style:parent-style-name="Normal"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style="italic" style:font-style-asian="italic" style:font-style-complex="italic"/>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style="italic" style:font-style-asian="italic" style:font-style-complex="italic"/>
    </style:style>
    <style:style style:name="P28" style:parent-style-name="Normal" style:family="paragraph">
      <style:text-properties fo:font-weight="bold" style:font-weight-asian="bold" style:font-weight-complex="bold"/>
    </style:style>
    <style:style style:name="T29" style:parent-style-name="DefaultParagraphFont" style:family="text">
      <style:text-properties fo:font-style="italic" style:font-style-asian="italic" style:font-style-complex="italic"/>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Normal" style:family="paragraph">
      <style:paragraph-properties fo:text-align="center"/>
      <style:text-properties fo:font-size="18pt" style:font-size-asian="18pt" style:font-size-complex="18pt"/>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P59" style:parent-style-name="Normal" style:list-style-name="LFO1" style:family="paragraph"/>
    <style:style style:name="T60" style:parent-style-name="DefaultParagraphFont" style:family="text">
      <style:text-properties fo:language="en" fo:country="US"/>
    </style:style>
    <style:style style:name="P61" style:parent-style-name="Normal" style:list-style-name="LFO2" style:family="paragraph"/>
    <style:style style:name="P62" style:parent-style-name="Normal" style:list-style-name="LFO3" style:family="paragraph"/>
    <style:style style:name="T63" style:parent-style-name="DefaultParagraphFont" style:family="text">
      <style:text-properties fo:language="en" fo:country="US"/>
    </style:style>
    <style:style style:name="P64" style:parent-style-name="Normal" style:list-style-name="LFO4" style:family="paragraph"/>
    <style:style style:name="T65" style:parent-style-name="DefaultParagraphFont" style:family="text">
      <style:text-properties fo:language="en" fo:country="US"/>
    </style:style>
    <style:style style:name="P66" style:parent-style-name="Normal" style:list-style-name="LFO5" style:family="paragraph"/>
    <style:style style:name="T67" style:parent-style-name="DefaultParagraphFont" style:family="text">
      <style:text-properties fo:language="en" fo:country="US"/>
    </style:style>
    <style:style style:name="P68" style:parent-style-name="Normal" style:list-style-name="LFO6" style:family="paragraph"/>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T71" style:parent-style-name="DefaultParagraphFont" style:family="text">
      <style:text-properties fo:language="en" fo:country="US"/>
    </style:style>
    <style:style style:name="P72" style:parent-style-name="Normal" style:list-style-name="LFO7" style:family="paragraph"/>
    <style:style style:name="T73" style:parent-style-name="DefaultParagraphFont" style:family="text">
      <style:text-properties fo:language="en" fo:country="US"/>
    </style:style>
    <style:style style:name="P74" style:parent-style-name="Normal" style:list-style-name="LFO8" style:family="paragraph"/>
    <style:style style:name="T75" style:parent-style-name="DefaultParagraphFont" style:family="text">
      <style:text-properties fo:language="en" fo:country="US"/>
    </style:style>
    <style:style style:name="P76" style:parent-style-name="Normal" style:list-style-name="LFO9" style:family="paragraph"/>
    <style:style style:name="P77" style:parent-style-name="Normal" style:list-style-name="LFO10" style:family="paragraph"/>
    <style:style style:name="T78" style:parent-style-name="DefaultParagraphFont" style:family="text">
      <style:text-properties fo:language="en" fo:country="US"/>
    </style:style>
    <style:style style:name="P79" style:parent-style-name="Normal" style:list-style-name="LFO11" style:family="paragraph"/>
    <style:style style:name="T80" style:parent-style-name="DefaultParagraphFont" style:family="text">
      <style:text-properties fo:language="en" fo:country="US"/>
    </style:style>
    <style:style style:name="P81" style:parent-style-name="Normal" style:list-style-name="LFO12" style:family="paragraph"/>
    <style:style style:name="T82" style:parent-style-name="DefaultParagraphFont" style:family="text">
      <style:text-properties fo:language="en" fo:country="US"/>
    </style:style>
    <style:style style:name="T83" style:parent-style-name="DefaultParagraphFont" style:family="text">
      <style:text-properties fo:language="en" fo:country="US"/>
    </style:style>
    <style:style style:name="P84" style:parent-style-name="Normal" style:list-style-name="LFO13" style:family="paragraph"/>
    <style:style style:name="T85" style:parent-style-name="DefaultParagraphFont" style:family="text">
      <style:text-properties fo:language="en" fo:country="US"/>
    </style:style>
    <style:style style:name="P86" style:parent-style-name="Normal" style:list-style-name="LFO14" style:family="paragraph"/>
    <style:style style:name="T87" style:parent-style-name="DefaultParagraphFont" style:family="text">
      <style:text-properties fo:language="en" fo:country="US"/>
    </style:style>
    <style:style style:name="P88" style:parent-style-name="Normal" style:list-style-name="LFO15" style:family="paragraph"/>
    <style:style style:name="T89" style:parent-style-name="DefaultParagraphFont" style:family="text">
      <style:text-properties fo:language="en" fo:country="US"/>
    </style:style>
    <style:style style:name="P90" style:parent-style-name="Normal" style:list-style-name="LFO16" style:family="paragraph"/>
    <style:style style:name="T91" style:parent-style-name="DefaultParagraphFont" style:family="text">
      <style:text-properties fo:language="en" fo:country="US"/>
    </style:style>
    <style:style style:name="T92" style:parent-style-name="DefaultParagraphFont" style:family="text">
      <style:text-properties fo:language="en" fo:country="US"/>
    </style:style>
    <style:style style:name="P93" style:parent-style-name="Normal" style:list-style-name="LFO17" style:family="paragraph"/>
    <style:style style:name="T94" style:parent-style-name="DefaultParagraphFont" style:family="text">
      <style:text-properties fo:language="en" fo:country="US"/>
    </style:style>
    <style:style style:name="P95" style:parent-style-name="Normal" style:list-style-name="LFO18" style:family="paragraph"/>
    <style:style style:name="P96" style:parent-style-name="Normal" style:list-style-name="LFO19" style:family="paragraph"/>
    <style:style style:name="T97" style:parent-style-name="DefaultParagraphFont" style:family="text">
      <style:text-properties fo:language="en" fo:country="US"/>
    </style:style>
    <style:style style:name="P98" style:parent-style-name="Normal" style:list-style-name="LFO20" style:family="paragraph"/>
    <style:style style:name="P99" style:parent-style-name="Normal" style:list-style-name="LFO21" style:family="paragraph"/>
    <style:style style:name="T100" style:parent-style-name="DefaultParagraphFont" style:family="text">
      <style:text-properties fo:language="en" fo:country="US"/>
    </style:style>
    <style:style style:name="P101" style:parent-style-name="Normal" style:list-style-name="LFO22" style:family="paragraph"/>
    <style:style style:name="P102" style:parent-style-name="Normal" style:list-style-name="LFO23" style:family="paragraph"/>
    <style:style style:name="P103" style:parent-style-name="Normal" style:list-style-name="LFO24" style:family="paragraph"/>
    <style:style style:name="T104" style:parent-style-name="DefaultParagraphFont" style:family="text">
      <style:text-properties fo:language="en" fo:country="US"/>
    </style:style>
    <style:style style:name="P105" style:parent-style-name="Normal" style:list-style-name="LFO25" style:family="paragraph"/>
    <style:style style:name="P106" style:parent-style-name="Normal" style:list-style-name="LFO26" style:family="paragraph"/>
    <style:style style:name="P107" style:parent-style-name="Normal" style:list-style-name="LFO27" style:family="paragraph"/>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office:automatic-styles>
  <office:body>
    <office:text text:use-soft-page-breaks="true">
      <text:p text:style-name="P1">SCRIPT demo video</text:p>
      <text:p text:style-name="P2"/>
      <text:p text:style-name="Normal"><text:span text:style-name="T3">"Hey everyone, I'm Amay and I'll be walking you through Campus Compass, <text:s/>an AI persona we built on the BUas AI Assistants platform to help students find clubs, events, deadlines and internships at BUas.</text:span></text:p>
      <text:p text:style-name="Normal"><text:span text:style-name="T4">I'll show it live with two real student profiles we used during testing, then explain our design choices, and finish with what we'd do differently based on the actual results we got."</text:span></text:p>
      <text:p text:style-name="Normal"><draw:custom-shape svg:x="0in" svg:y="0in" svg:width="45.51042in" svg:height="0.00139in" draw:id="id0" draw:style-name="a0" draw:name="Horizontal Line 51" text:anchor-type="as-char"><svg:title/><svg:desc/><draw:enhanced-geometry draw:type="non-primitive" svg:viewBox="0 0 21600 21600" draw:enhanced-path="M 0 0 L 21600 0 21600 21600 0 21600 Z N"/></draw:custom-shape></text:p>
      <text:p text:style-name="P5">STUDENT 1,<text:s/>Dutch, Hotel Management, Year 1<text:s/></text:p>
      <text:p text:style-name="Normal"><text:span text:style-name="T6">"Our first student is a Dutch first-year in Hotel Management. She's just arrived and wants to find associations to join and find out about social events. This was actually our best performing tes</text:span><text:span text:style-name="T7">t,<text:s/></text:span><text:span text:style-name="T8"><text:s/>it scored 8 out of 10."</text:span></text:p>
      <text:p text:style-name="Normal"><text:span text:style-name="T9">Type into the chat:</text:span></text:p>
      <text:p text:style-name="Normal"><text:span text:style-name="T10">"Hi! I just started Hotel Management at BUas, I'm Dutch. What associations should I join and are there any parties or social events?"</text:span></text:p>
      <text:p text:style-name="Normal"><text:span text:style-name="T11">(wait for response)</text:span></text:p>
      <text:p text:style-name="Normal"><text:span text:style-name="T12">"Notice it recommends Xenia, NYX and Palto</text:span><text:span text:style-name="T13">,</text:span><text:span text:style-name="T14"><text:s/>those are Hotel Management specific associations pulled directly from our dataset. That's exactly the kind of tailored answer we designed it to give. It also picks up broader options like BRESS and ESN for social events.</text:span></text:p>
      <text:p text:style-name="Normal"><draw:custom-shape svg:x="0in" svg:y="0in" svg:width="45.51042in" svg:height="0.00139in" draw:id="id1" draw:style-name="a1" draw:name="Horizontal Line 52" text:anchor-type="as-char"><svg:title/><svg:desc/><draw:enhanced-geometry draw:type="non-primitive" svg:viewBox="0 0 21600 21600" draw:enhanced-path="M 0 0 L 21600 0 21600 21600 0 21600 Z N"/></draw:custom-shape></text:p>
      <text:p text:style-name="P15">STUDENT 2,<text:s/>Built Environment, Year 3, Internships<text:s/></text:p>
      <text:p text:style-name="Normal"><text:span text:style-name="T16">"Our second student is a third-year Built Environment student stressing about minors and internships.</text:span></text:p>
      <text:p text:style-name="Normal"><text:span text:style-name="T17">Type into the chat:</text:span></text:p>
      <text:p text:style-name="Normal"><text:span text:style-name="T18">"Hey, I'm in third year Built Environment. I need to pick a minor and I'm also starting to think about internships. Where do I even start?"</text:span></text:p>
      <text:p text:style-name="Normal"><text:span text:style-name="T19">(wait for response)</text:span></text:p>
      <text:p text:style-name="Normal"><text:span text:style-name="T20">"So here it knows minors are a year 3 thing, it knows there are 23 options, and it gives the correct deadline</text:span><text:span text:style-name="T21">,</text:span><text:span text:style-name="T22"><text:s/>27 March 2026</text:span><text:span text:style-name="T23">,</text:span><text:span text:style-name="T24"><text:s/>straight from the dataset. It even offers to help narrow down the choice which is a nice touch.</text:span></text:p>
      <text:soft-page-break/>
      <text:p text:style-name="Normal"><text:span text:style-name="T25">The internship answer gives a practical timeline. This is where having a clean, structured dataset really matters</text:span><text:span text:style-name="T26">,</text:span><text:span text:style-name="T27"><text:s/>without that, these answers would just be vague or wrong."</text:span></text:p>
      <text:p text:style-name="Normal"><draw:custom-shape svg:x="0in" svg:y="0in" svg:width="45.51042in" svg:height="0.00139in" draw:id="id2" draw:style-name="a2" draw:name="Horizontal Line 53" text:anchor-type="as-char"><svg:title/><svg:desc/><draw:enhanced-geometry draw:type="non-primitive" svg:viewBox="0 0 21600 21600" draw:enhanced-path="M 0 0 L 21600 0 21600 21600 0 21600 Z N"/></draw:custom-shape></text:p>
      <text:p text:style-name="P28">DESIGN CHOICES<text:s/></text:p>
      <text:p text:style-name="Normal"><text:span text:style-name="T29">"So the key choices we made</text:span><text:span text:style-name="T30">,</text:span><text:span text:style-name="T31"><text:s/>and what the testing taught us.</text:span></text:p>
      <text:p text:style-name="Normal"><text:span text:style-name="T32">Identity and tone</text:span>,<text:s/>we kept it friendly and approachable, not formal. Students don't want to feel like they're talking to a brochure.*</text:p>
      <text:p text:style-name="Normal"><text:span text:style-name="T33">Personalisation</text:span>,<text:s/>we designed it to ask about your programme and year before recommending anything. Though honestly, testing showed it didn't always do this — profile 3 got a Tourism event recommended to a Creative Business student, which was clearly wrong. So we updated the prompt to explicitly force it to confirm the student's programme first.*</text:p>
      <text:p text:style-name="Normal"><text:span text:style-name="T34">Accuracy</text:span>,<text:s/>this was our biggest challenge. The AI kept adding details that weren't in the dataset,<text:s/>housing websites, insurer names, external platforms,<text:s/>basically making things up when it didn't know something. We fixed this by adding a rule: if a specific name, price or date isn't in the knowledge base, don't say it,<text:s/>redirect to BUas or a study advisor instead.*</text:p>
      <text:p text:style-name="Normal"><text:span text:style-name="T35">Scope</text:span>,<text:s/>we kept it strictly on campus life. One profile got tips about stroopwafels and Breda Castle which is fun but not what this is for, so we tightened that up too."*</text:p>
      <text:p text:style-name="Normal"><draw:custom-shape svg:x="0in" svg:y="0in" svg:width="45.51042in" svg:height="0.00139in" draw:id="id3" draw:style-name="a3" draw:name="Horizontal Line 54" text:anchor-type="as-char"><svg:title/><svg:desc/><draw:enhanced-geometry draw:type="non-primitive" svg:viewBox="0 0 21600 21600" draw:enhanced-path="M 0 0 L 21600 0 21600 21600 0 21600 Z N"/></draw:custom-shape></text:p>
      <text:p text:style-name="P36">ONE THING WE'D DO DIFFERENTLY<text:s/></text:p>
      <text:p text:style-name="Normal"><text:span text:style-name="T37">"Our average score across all 5 profiles was 7.4 out of 10</text:span><text:span text:style-name="T38">,</text:span><text:span text:style-name="T39"><text:s/>solid, but the weakest area was accuracy at 6.2. If I could change one thing, it would be building the dataset out more before launching.</text:span></text:p>
      <text:p text:style-name="Normal"><text:span text:style-name="T40">A lot of the made-up answers happened because there were gaps</text:span><text:span text:style-name="T41">,</text:span><text:span text:style-name="T42"><text:s/>no housing info, no insurance info, no Data Science specific club. The AI tried to fill those gaps instead of admitting it didn't know. A richer dataset would fix most of that without even needing prompt changes.</text:span></text:p>
      <text:p text:style-name="Normal"><text:span text:style-name="T43">That's Campus Compass</text:span><text:span text:style-name="T44">,</text:span><text:span text:style-name="T45"><text:s/>thanks."</text:span></text:p>
      <text:p text:style-name="Normal"/>
      <text:p text:style-name="Normal"/>
      <text:p text:style-name="Normal"/>
      <text:p text:style-name="Normal"/>
      <text:soft-page-break/>
      <text:p text:style-name="P46">NEXT STEPS:</text:p>
      <text:p text:style-name="P47"/>
      <text:p text:style-name="P48"/>
      <text:p text:style-name="Normal"><text:span text:style-name="T49">Retest after prompt changes</text:span><text:s/>As a team we would want to go back and retest profiles 1 and 5 now that we have updated the prompt. We never got to confirm whether our fixes actually worked, so that is the most immediate thing we would do.</text:p>
      <text:p text:style-name="Normal"><text:span text:style-name="T50">Improve accuracy</text:span><text:s/>We would want to fill the gaps in the dataset, housing info, insurance, programme specific clubs that are missing like for Data Science. This would fix most of the made up answers without needing more prompt tweaking.</text:p>
      <text:p text:style-name="Normal"><text:span text:style-name="T51">Scale to the whole university</text:span><text:s/>Right now our dataset only covers a handful of programmes well. We would want a proper version to include every programme, every club, and all deadlines, ideally pulled automatically from BUas systems so it stays up to date.</text:p>
      <text:p text:style-name="Normal"><text:span text:style-name="T52">Add memory</text:span><text:s/>Currently the assistant forgets every student after the conversation ends. We would want it to remember your programme, your interests, and your deadlines so it gets smarter the more you use it.</text:p>
      <text:p text:style-name="Normal"><text:span text:style-name="T53">Wider testing</text:span><text:s/>We only tested 5 profiles. Real deployment would need way more diverse testers across different programmes, nationalities, and ages to catch edge cases we have not thought of yet.</text:p>
      <text:p text:style-name="Normal"><text:span text:style-name="T54">Connect to live BUas data</text:span><text:s/>Instead of a static dataset, we would want to connect it to live sources like the BUas website or student portal so deadlines and events update automatically without us doing it manually.</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55">Personas and testing</text:p>
      <text:p text:style-name="Normal"> </text:p>
      <text:p text:style-name="Normal"><text:span text:style-name="T56">For us to make sure that the AI assistant that we created does actually fulfill its job, we made sure to also create some personas that embody different issues that students or anyone that would be using the website could face and would likely ask questions about.  For our assistant the main target of people that we would want to help are current students of Buas, international students, students that are looking to enroll at the school from another school, students who join at a later age and lastly parents of the students who are interested in attending Buas. So, for that part we created the following 5 personas:</text:span> </text:p>
      <text:p text:style-name="Normal"><text:span text:style-name="T57">Lena Visser,  Prospective Student (Dutch)</text:span> </text:p>
      <text:p text:style-name="Normal"><text:span text:style-name="T58">Lena is a 17-year-old from Eindhoven finishing her HAVO diploma. She's interested in Creative Media &amp; Game Technologies but is unsure whether BUas or another university is the right fit. She visits the website to compare programmes, check admission requirements, and find out what student life looks like. She's comfortable online but gets frustrated when information is buried or vague. possible questions:</text:span> </text:p>
      <text:p text:style-name="Normal">- What grades do I need to get in?  </text:p>
      <text:p text:style-name="Normal">- What's the difference between CMD and CMGT? </text:p>
      <text:p text:style-name="Normal">What went well: </text:p>
      <text:list text:style-name="LFO1" text:continue-numbering="true">
        <text:list-item>
          <text:p text:style-name="P59"><text:span text:style-name="T60">Programme pages exist and are visually appealing for a 17-year-old audience</text:span> </text:p>
        </text:list-item>
      </text:list>
      <text:list text:style-name="LFO2" text:continue-numbering="true">
        <text:list-item>
          <text:p text:style-name="P61">Open Day and application CTAs are prominent and easy to find </text:p>
        </text:list-item>
      </text:list>
      <text:list text:style-name="LFO3" text:continue-numbering="true">
        <text:list-item>
          <text:p text:style-name="P62">Student life content (photos, stories) helps her imagine herself there </text:p>
        </text:list-item>
      </text:list>
      <text:p text:style-name="Normal"><text:span text:style-name="T63">What didn’t go well:</text:span> </text:p>
      <text:list text:style-name="LFO4" text:continue-numbering="true">
        <text:list-item>
          <text:p text:style-name="P64"><text:span text:style-name="T65">Admission requirements are buried or use HBO jargon she doesn't recognise</text:span> </text:p>
        </text:list-item>
      </text:list>
      <text:list text:style-name="LFO5" text:continue-numbering="true">
        <text:list-item>
          <text:p text:style-name="P66"><text:span text:style-name="T67">CMD vs CMGT comparison is never clearly spelled out. She has to read both pages and compare herself</text:span> </text:p>
        </text:list-item>
      </text:list>
      <text:list text:style-name="LFO6" text:continue-numbering="true">
        <text:list-item>
          <text:p text:style-name="P68"><text:span text:style-name="T69">No quick "Is this programme right for me?" guidance or quiz</text:span> </text:p>
        </text:list-item>
      </text:list>
      <text:p text:style-name="Normal"> </text:p>
      <text:p text:style-name="Normal"> </text:p>
      <text:p text:style-name="Normal"> </text:p>
      <text:p text:style-name="Normal"><text:span text:style-name="T70">2. Daan de Groot,  Prospective Student (Career Switcher)</text:span> </text:p>
      <text:soft-page-break/>
      <text:p text:style-name="Normal"><text:span text:style-name="T71">Daan is 26 and works in logistics. He's considering going back to school for a part-time or flexible Data Science programme. He has no recent student experience and feels overwhelmed by the website structure. He needs clear answers about application deadlines, whether he can study alongside work, and what financial support is available. Possible questions:</text:span> </text:p>
      <text:p text:style-name="Normal">- Can I study part-time? </text:p>
      <text:p text:style-name="Normal">- Am I too old to apply? </text:p>
      <text:p text:style-name="Normal"> </text:p>
      <text:p text:style-name="Normal">What went well: </text:p>
      <text:list text:style-name="LFO7" text:continue-numbering="true">
        <text:list-item>
          <text:p text:style-name="P72"><text:span text:style-name="T73">General programme information is available if you know where to look</text:span> </text:p>
        </text:list-item>
      </text:list>
      <text:list text:style-name="LFO8" text:continue-numbering="true">
        <text:list-item>
          <text:p text:style-name="P74">Contact form exists so he can reach out with specific questions </text:p>
        </text:list-item>
      </text:list>
      <text:p text:style-name="Normal"><text:span text:style-name="T75">What didn’t go well:</text:span> </text:p>
      <text:list text:style-name="LFO9" text:continue-numbering="true">
        <text:list-item>
          <text:p text:style-name="P76">No dedicated section or pathway for adult learners or career switchers </text:p>
        </text:list-item>
      </text:list>
      <text:list text:style-name="LFO10" text:continue-numbering="true">
        <text:list-item>
          <text:p text:style-name="P77"><text:span text:style-name="T78">Part-time and flexible study options are either absent or very hard to find</text:span> </text:p>
        </text:list-item>
      </text:list>
      <text:list text:style-name="LFO11" text:continue-numbering="true">
        <text:list-item>
          <text:p text:style-name="P79"><text:span text:style-name="T80">DUO/studiefinanciering info for 26+ students is missing entirely</text:span> </text:p>
        </text:list-item>
      </text:list>
      <text:list text:style-name="LFO12" text:continue-numbering="true">
        <text:list-item>
          <text:p text:style-name="P81">Navigation structure overwhelms someone with no recent student experience </text:p>
        </text:list-item>
      </text:list>
      <text:p text:style-name="Normal"> </text:p>
      <text:p text:style-name="Normal"> </text:p>
      <text:p text:style-name="Normal">3. Amara Diallo, Current Student </text:p>
      <text:p text:style-name="Normal"><text:span text:style-name="T82">Amara is a second-year Artificial Intelligence student originally from Belgium. She mainly uses the BUas website to track deadlines, find module information, and locate contact details for tutors or student services. She's tech-savvy and wants fast, direct answers, she has no patience for being redirected to a generic FAQ page. Possible questions:</text:span> </text:p>
      <text:p text:style-name="Normal"><text:span text:style-name="T83">- When is the resit period for block 3?</text:span> </text:p>
      <text:p text:style-name="Normal">- Where do I report a problem with my student card? </text:p>
      <text:p text:style-name="Normal"> </text:p>
      <text:p text:style-name="Normal">What went well: </text:p>
      <text:list text:style-name="LFO13" text:continue-numbering="true">
        <text:list-item>
          <text:p text:style-name="P84"><text:span text:style-name="T85">MyBUas / student portal exists and centralises key academic info</text:span> </text:p>
        </text:list-item>
      </text:list>
      <text:list text:style-name="LFO14" text:continue-numbering="true">
        <text:list-item>
          <text:p text:style-name="P86"><text:span text:style-name="T87">Programme-specific module information is available for current students</text:span> </text:p>
        </text:list-item>
      </text:list>
      <text:list text:style-name="LFO15" text:continue-numbering="true">
        <text:list-item>
          <text:p text:style-name="P88">Was able to see deadlines for certain blocks too </text:p>
        </text:list-item>
      </text:list>
      <text:soft-page-break/>
      <text:p text:style-name="Normal"><text:span text:style-name="T89">What didn’t go well:</text:span> </text:p>
      <text:list text:style-name="LFO16" text:continue-numbering="true">
        <text:list-item>
          <text:p text:style-name="P90"><text:span text:style-name="T91">Resit and assessment calendar is not surfaced clearly, it requires multiple clicks</text:span> </text:p>
        </text:list-item>
      </text:list>
      <text:p text:style-name="Normal"> </text:p>
      <text:p text:style-name="Normal"> </text:p>
      <text:p text:style-name="Normal">4. Ji-woo Park, International Student (Non-EU) </text:p>
      <text:p text:style-name="Normal"><text:span text:style-name="T92">Ji-woo is a 22-year-old from South Korea applying for the Hotel Management bachelor's programme. English is not her first language, so she values clear, simple responses. She has a lot of questions about the visa process, tuition fees for non-EU students, housing options, and whether BUas has support for international arrivals. Possible questions:</text:span> </text:p>
      <text:p text:style-name="Normal">- How much does it cost per year for international students? </text:p>
      <text:p text:style-name="Normal">- Is there on-campus housing available? </text:p>
      <text:p text:style-name="Normal"> </text:p>
      <text:p text:style-name="Normal">What went well: </text:p>
      <text:list text:style-name="LFO17" text:continue-numbering="true">
        <text:list-item>
          <text:p text:style-name="P93"><text:span text:style-name="T94">International students section exists and is reasonably easy to find</text:span> </text:p>
        </text:list-item>
      </text:list>
      <text:list text:style-name="LFO18" text:continue-numbering="true">
        <text:list-item>
          <text:p text:style-name="P95">Tuition fee figures for non-EU students are published </text:p>
        </text:list-item>
      </text:list>
      <text:list text:style-name="LFO19" text:continue-numbering="true">
        <text:list-item>
          <text:p text:style-name="P96">Some arrival and housing guidance is present </text:p>
        </text:list-item>
      </text:list>
      <text:p text:style-name="Normal"><text:span text:style-name="T97">What didn’t go well:</text:span> </text:p>
      <text:list text:style-name="LFO20" text:continue-numbering="true">
        <text:list-item>
          <text:p text:style-name="P98">Language is sometimes too complex for a non-native English speaker </text:p>
        </text:list-item>
      </text:list>
      <text:list text:style-name="LFO21" text:continue-numbering="true">
        <text:list-item>
          <text:p text:style-name="P99">Visa process steps are not clearly laid out in plain numbered format </text:p>
        </text:list-item>
      </text:list>
      <text:p text:style-name="Normal"> </text:p>
      <text:p text:style-name="Normal"> </text:p>
      <text:p text:style-name="Normal"> </text:p>
      <text:p text:style-name="Normal">5. Pieter Manders, Parent/Guardian </text:p>
      <text:p text:style-name="Normal"><text:span text:style-name="T100">Pieter is 51 and lives in Den Bosch. His daughter has been accepted into the Tourism programme and he wants to understand what the university offers in terms of safety, student wellbeing, accommodation, and costs. He's not very familiar with the Dutch HBO system and tends to read carefully rather than skim. Possible questions:</text:span> </text:p>
      <text:p text:style-name="Normal">- What support is available if my daughter is struggling mentally? </text:p>
      <text:p text:style-name="Normal">- How much should we budget for accommodation near Breda? </text:p>
      <text:soft-page-break/>
      <text:p text:style-name="Normal">What went well: </text:p>
      <text:list text:style-name="LFO22" text:continue-numbering="true">
        <text:list-item>
          <text:p text:style-name="P101">Student wellbeing and counselling services are mentioned on the website </text:p>
        </text:list-item>
      </text:list>
      <text:list text:style-name="LFO23" text:continue-numbering="true">
        <text:list-item>
          <text:p text:style-name="P102">Tone of the site is reassuring for a cautious, careful reader </text:p>
        </text:list-item>
      </text:list>
      <text:list text:style-name="LFO24" text:continue-numbering="true">
        <text:list-item>
          <text:p text:style-name="P103">HBO system explained well </text:p>
        </text:list-item>
      </text:list>
      <text:p text:style-name="Normal"><text:span text:style-name="T104">What didn’t go well:</text:span> </text:p>
      <text:list text:style-name="LFO25" text:continue-numbering="true">
        <text:list-item>
          <text:p text:style-name="P105">No parent-specific landing page or FAQ  </text:p>
        </text:list-item>
      </text:list>
      <text:list text:style-name="LFO26" text:continue-numbering="true">
        <text:list-item>
          <text:p text:style-name="P106">Mental health support services are mentioned but not explained in detail (who to contact, how quickly) </text:p>
        </text:list-item>
      </text:list>
      <text:list text:style-name="LFO27" text:continue-numbering="true">
        <text:list-item>
          <text:p text:style-name="P107">Accommodation cost estimates are  </text:p>
        </text:list-item>
      </text:list>
      <text:p text:style-name="Normal"> </text:p>
      <text:p text:style-name="Normal"> </text:p>
      <text:p text:style-name="Normal"><text:span text:style-name="T108">As you can see, each of these persona’s all have different needs and different goals when trying to contact the AI assistant for the website. By creating these personas, it allows us to check of the information so the data that we used was the right data and that the answers of the AI are satisfactory for us and also enough for the user of the assistant too.</text:span> </text:p>
      <text:p text:style-name="Normal"><text:span text:style-name="T109">To test it, we added a small description of the persona and then looked at what the chatbot would respond. After that, we would add a follow up question to see what answer we would get from that and then adjust anything that felt that wasn’t right for us and repeated the process for all 5 of the personas.</text:span> </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style style:name="WW_CharLFO26LVL1" style:family="text">
      <style:text-properties style:font-name="Symbol" fo:font-size="10pt" style:font-size-asian="10pt"/>
    </style:style>
    <style:style style:name="WW_CharLFO26LVL2" style:family="text">
      <style:text-properties style:font-name="Symbol" fo:font-size="10pt" style:font-size-asian="10pt"/>
    </style:style>
    <style:style style:name="WW_CharLFO26LVL3" style:family="text">
      <style:text-properties style:font-name="Symbol" fo:font-size="10pt" style:font-size-asian="10pt"/>
    </style:style>
    <style:style style:name="WW_CharLFO26LVL4" style:family="text">
      <style:text-properties style:font-name="Symbol" fo:font-size="10pt" style:font-size-asian="10pt"/>
    </style:style>
    <style:style style:name="WW_CharLFO26LVL5" style:family="text">
      <style:text-properties style:font-name="Symbol" fo:font-size="10pt" style:font-size-asian="10pt"/>
    </style:style>
    <style:style style:name="WW_CharLFO26LVL6" style:family="text">
      <style:text-properties style:font-name="Symbol" fo:font-size="10pt" style:font-size-asian="10pt"/>
    </style:style>
    <style:style style:name="WW_CharLFO26LVL7" style:family="text">
      <style:text-properties style:font-name="Symbol" fo:font-size="10pt" style:font-size-asian="10pt"/>
    </style:style>
    <style:style style:name="WW_CharLFO26LVL8" style:family="text">
      <style:text-properties style:font-name="Symbol" fo:font-size="10pt" style:font-size-asian="10pt"/>
    </style:style>
    <style:style style:name="WW_CharLFO26LVL9" style:family="text">
      <style:text-properties style:font-name="Symbol" fo:font-size="10pt" style:font-size-asian="10pt"/>
    </style:style>
    <style:style style:name="WW_CharLFO27LVL1" style:family="text">
      <style:text-properties style:font-name="Symbol" fo:font-size="10pt" style:font-size-asian="10pt"/>
    </style:style>
    <style:style style:name="WW_CharLFO27LVL2" style:family="text">
      <style:text-properties style:font-name="Symbol" fo:font-size="10pt" style:font-size-asian="10pt"/>
    </style:style>
    <style:style style:name="WW_CharLFO27LVL3" style:family="text">
      <style:text-properties style:font-name="Symbol" fo:font-size="10pt" style:font-size-asian="10pt"/>
    </style:style>
    <style:style style:name="WW_CharLFO27LVL4" style:family="text">
      <style:text-properties style:font-name="Symbol" fo:font-size="10pt" style:font-size-asian="10pt"/>
    </style:style>
    <style:style style:name="WW_CharLFO27LVL5" style:family="text">
      <style:text-properties style:font-name="Symbol" fo:font-size="10pt" style:font-size-asian="10pt"/>
    </style:style>
    <style:style style:name="WW_CharLFO27LVL6" style:family="text">
      <style:text-properties style:font-name="Symbol" fo:font-size="10pt" style:font-size-asian="10pt"/>
    </style:style>
    <style:style style:name="WW_CharLFO27LVL7" style:family="text">
      <style:text-properties style:font-name="Symbol" fo:font-size="10pt" style:font-size-asian="10pt"/>
    </style:style>
    <style:style style:name="WW_CharLFO27LVL8" style:family="text">
      <style:text-properties style:font-name="Symbol" fo:font-size="10pt" style:font-size-asian="10pt"/>
    </style:style>
    <style:style style:name="WW_CharLFO27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may St jago</meta:initial-creator>
    <dc:creator>Male, Lucas van (252024)</dc:creator>
    <meta:creation-date>2026-04-13T20:10:00Z</meta:creation-date>
    <dc:date>2026-04-15T17:12:00Z</dc:date>
    <meta:template xlink:href="Normal.dotm" xlink:type="simple"/>
    <meta:editing-cycles>3</meta:editing-cycles>
    <meta:editing-duration>PT900S</meta:editing-duration>
    <meta:user-defined meta:name="GrammarlyDocumentId">eaedfcc1-15ab-462f-af78-e7e26b77b825</meta:user-defined>
    <meta:document-statistic meta:page-count="7" meta:paragraph-count="21" meta:word-count="1592" meta:character-count="10647" meta:row-count="75" meta:non-whitespace-character-count="9076"/>
  </office:meta>
</office:document-meta>
</file>